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14b98" officeooo:paragraph-rsid="00014b98"/>
    </style:style>
    <style:style style:name="P2" style:family="paragraph" style:parent-style-name="Text_20_body">
      <style:paragraph-properties fo:margin-left="0cm" fo:text-align="justify" style:justify-single-word="false" fo:text-indent="0cm" style:auto-text-indent="false"/>
      <style:text-properties officeooo:rsid="000e397d" officeooo:paragraph-rsid="000e397d" fo:background-color="#ffff00"/>
    </style:style>
    <style:style style:name="P3" style:family="paragraph" style:parent-style-name="Text_20_body">
      <style:paragraph-properties fo:margin-left="0cm" fo:text-align="justify" style:justify-single-word="false" fo:text-indent="0cm" style:auto-text-indent="false"/>
      <style:text-properties style:font-name="Liberation Serif" officeooo:paragraph-rsid="000969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695f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4c76" style:font-weight-asian="normal" style:font-weight-complex="normal"/>
    </style:style>
    <style:style style:name="T6" style:family="text">
      <style:text-properties fo:font-weight="normal" officeooo:rsid="000e8997" style:font-weight-asian="normal" style:font-weight-complex="normal"/>
    </style:style>
    <style:style style:name="T7" style:family="text">
      <style:text-properties fo:font-weight="normal" officeooo:rsid="0009695f" style:font-weight-asian="normal" style:font-weight-complex="normal"/>
    </style:style>
    <style:style style:name="T8" style:family="text">
      <style:text-properties fo:font-weight="normal" officeooo:rsid="0011d82e" style:font-weight-asian="normal" style:font-weight-complex="normal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09695f"/>
    </style:style>
    <style:style style:name="T11" style:family="text">
      <style:text-properties style:font-name="Liberation Serif" fo:font-weight="normal" officeooo:rsid="0009695f" style:font-weight-asian="normal" style:font-weight-complex="normal"/>
    </style:style>
    <style:style style:name="T12" style:family="text">
      <style:text-properties officeooo:rsid="0009695f"/>
    </style:style>
    <style:style style:name="T13" style:family="text">
      <style:text-properties style:font-name="Liberation Serif" fo:font-weight="normal" officeooo:rsid="0009695f" style:font-weight-asian="normal" style:font-weight-complex="normal"/>
    </style:style>
    <style:style style:name="T14" style:family="text">
      <style:text-properties style:font-name="Liberation Serif" fo:font-weight="bold" officeooo:rsid="0009695f" style:font-weight-asian="bold" style:font-weight-complex="bold"/>
    </style:style>
    <style:style style:name="T15" style:family="text">
      <style:text-properties style:font-name="Liberation Serif" fo:font-weight="bold" officeooo:rsid="0009695f" fo:background-color="#ffff00" loext:char-shading-value="0" style:font-weight-asian="bold" style:font-weight-complex="bold"/>
    </style:style>
    <style:style style:name="T16" style:family="text">
      <style:text-properties style:font-name="Liberation Serif" fo:font-weight="bold" officeooo:rsid="0009695f" fo:background-color="#ffff00" loext:char-shading-value="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Question </text:span><text:span text:style-name="T5">0</text:span><text:span text:style-name="T8">8</text:span><text:span text:style-name="T4"><text:line-break/><text:line-break/></text:span><text:span text:style-name="T1">Create a pipeline function to be used in the location list of values (drop down)</text:span><text:span text:style-name="T3"><text:line-break/></text:span></text:p>
      <text:p text:style-name="P2"><text:span text:style-name="T10">f</text:span><text:span text:style-name="T9">iles in sql\ddl\packages and <text:s/>sql\ddl\package-bodies</text:span></text:p>
      <text:p text:style-name="P3"><text:span text:style-name="T11">This function retrieves a </text:span><text:span text:style-name="Strong_20_Emphasis"><text:span text:style-name="T11">distinct list of </text:span></text:span><text:span text:style-name="Strong_20_Emphasis"><text:span text:style-name="Source_20_Text"><text:span text:style-name="T11">loc_id</text:span></text:span></text:span><text:span text:style-name="Strong_20_Emphasis"><text:span text:style-name="T11"> values</text:span></text:span><text:span text:style-name="T11"> from the </text:span><text:span text:style-name="Source_20_Text"><text:span text:style-name="T11">item_loc_soh</text:span></text:span><text:span text:style-name="T11"> table and returns them in a </text:span><text:span text:style-name="Strong_20_Emphasis"><text:span text:style-name="T11">pipelined format</text:span></text:span><text:span text:style-name="T11">, meaning it streams results row by row instead of returning everything at once. </text:span><text:span text:style-name="T16">This improves performance, especially when dealing with large datasets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2:17:59.322000000</meta:creation-date>
    <dc:date>2025-02-07T13:53:36.486000000</dc:date>
    <meta:editing-duration>PT30M22S</meta:editing-duration>
    <meta:editing-cycles>18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3" meta:word-count="64" meta:character-count="423" meta:non-whitespace-character-count="358"/>
  </office:meta>
</office:document-meta>
</file>